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fill-color="#b2b2b2" draw:textarea-vertical-align="middle"/>
    </style:style>
    <style:style style:name="gr2" style:family="graphic" style:parent-style-name="standard">
      <style:graphic-properties draw:marker-start="" draw:fill-color="#999999" draw:textarea-vertical-align="middle"/>
    </style:style>
    <style:style style:name="gr3" style:family="graphic" style:parent-style-name="standard">
      <style:graphic-properties draw:fill-color="#11111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fo:font-weight="bold"/>
    </style:style>
    <style:style style:name="P4" style:family="paragraph">
      <style:paragraph-properties fo:text-align="center"/>
      <style:text-properties fo:color="#ffffff" fo:font-size="10pt"/>
    </style:style>
    <style:style style:name="P5" style:family="paragraph">
      <style:paragraph-properties fo:text-align="center"/>
      <style:text-properties fo:color="#ffff00" fo:font-size="10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color="#ffffff" fo:font-size="10pt"/>
    </style:style>
    <style:style style:name="T4" style:family="text">
      <style:text-properties fo:color="#ffff00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913cm" svg:height="0.949cm" svg:x="0cm" svg:y="10.608cm">
          <text:p text:style-name="P1"><text:span text:style-name="T1">Cent OS</text:span></text:p>
        </draw:rect>
        <draw:rect draw:style-name="gr1" draw:text-style-name="P2" draw:layer="layout" svg:width="2.913cm" svg:height="0.949cm" svg:x="3.031cm" svg:y="10.608cm">
          <text:p text:style-name="P1"><text:span text:style-name="T1">Cent OS</text:span></text:p>
        </draw:rect>
        <draw:rect draw:style-name="gr1" draw:text-style-name="P2" draw:layer="layout" svg:width="2.913cm" svg:height="0.949cm" svg:x="6.061cm" svg:y="10.608cm">
          <text:p text:style-name="P1"><text:span text:style-name="T1">Cent OS</text:span></text:p>
        </draw:rect>
        <draw:rect draw:style-name="gr1" draw:text-style-name="P2" draw:layer="layout" svg:width="2.913cm" svg:height="0.949cm" svg:x="9.092cm" svg:y="10.608cm">
          <text:p text:style-name="P1"><text:span text:style-name="T1">Cent OS</text:span></text:p>
        </draw:rect>
        <draw:rect draw:style-name="gr1" draw:text-style-name="P2" draw:layer="layout" svg:width="2.913cm" svg:height="0.949cm" svg:x="13.395cm" svg:y="10.608cm">
          <text:p text:style-name="P1"><text:span text:style-name="T1">Windows Server</text:span></text:p>
        </draw:rect>
        <draw:rect draw:style-name="gr1" draw:text-style-name="P2" draw:layer="layout" svg:width="2.913cm" svg:height="0.949cm" svg:x="16.426cm" svg:y="10.608cm">
          <text:p text:style-name="P1"><text:span text:style-name="T1">Windows Server</text:span></text:p>
        </draw:rect>
        <draw:rect draw:style-name="gr1" draw:text-style-name="P2" draw:layer="layout" svg:width="2.913cm" svg:height="0.949cm" svg:x="19.456cm" svg:y="10.608cm">
          <text:p text:style-name="P1"><text:span text:style-name="T1">Windows Server</text:span></text:p>
        </draw:rect>
        <draw:rect draw:style-name="gr1" draw:text-style-name="P2" draw:layer="layout" svg:width="2.913cm" svg:height="0.949cm" svg:x="22.487cm" svg:y="10.608cm">
          <text:p text:style-name="P1"><text:span text:style-name="T1">Windows Server</text:span></text:p>
        </draw:rect>
        <draw:rect draw:style-name="gr1" draw:text-style-name="P2" draw:layer="layout" svg:width="2.913cm" svg:height="0.949cm" svg:x="0cm" svg:y="5.424cm">
          <text:p text:style-name="P1"><text:span text:style-name="T1">LocalDev</text:span></text:p>
        </draw:rect>
        <draw:rect draw:style-name="gr1" draw:text-style-name="P2" draw:layer="layout" svg:width="2.913cm" svg:height="0.949cm" svg:x="3.031cm" svg:y="5.424cm">
          <text:p text:style-name="P1"><text:span text:style-name="T1">Test</text:span></text:p>
        </draw:rect>
        <draw:rect draw:style-name="gr1" draw:text-style-name="P2" draw:layer="layout" svg:width="2.913cm" svg:height="0.949cm" svg:x="6.061cm" svg:y="5.424cm">
          <text:p text:style-name="P1"><text:span text:style-name="T1">QC</text:span></text:p>
        </draw:rect>
        <draw:rect draw:style-name="gr1" draw:text-style-name="P2" draw:layer="layout" svg:width="2.913cm" svg:height="0.949cm" svg:x="9.092cm" svg:y="5.424cm">
          <text:p text:style-name="P1"><text:span text:style-name="T1">Production</text:span></text:p>
        </draw:rect>
        <draw:rect draw:style-name="gr1" draw:text-style-name="P2" draw:layer="layout" svg:width="2.913cm" svg:height="0.949cm" svg:x="13.395cm" svg:y="5.424cm">
          <text:p text:style-name="P1"><text:span text:style-name="T1">LocalDev</text:span></text:p>
        </draw:rect>
        <draw:rect draw:style-name="gr1" draw:text-style-name="P2" draw:layer="layout" svg:width="2.913cm" svg:height="0.949cm" svg:x="16.426cm" svg:y="5.424cm">
          <text:p text:style-name="P1"><text:span text:style-name="T1">Test</text:span></text:p>
        </draw:rect>
        <draw:rect draw:style-name="gr1" draw:text-style-name="P2" draw:layer="layout" svg:width="2.913cm" svg:height="0.949cm" svg:x="19.456cm" svg:y="5.424cm">
          <text:p text:style-name="P1"><text:span text:style-name="T1">QC</text:span></text:p>
        </draw:rect>
        <draw:rect draw:style-name="gr1" draw:text-style-name="P2" draw:layer="layout" svg:width="2.913cm" svg:height="0.949cm" svg:x="22.487cm" svg:y="5.424cm">
          <text:p text:style-name="P1"><text:span text:style-name="T1">Production</text:span></text:p>
        </draw:rect>
        <draw:rect draw:style-name="gr2" draw:text-style-name="P3" draw:layer="layout" svg:width="12.005cm" svg:height="1.729cm" svg:x="0cm" svg:y="3.559cm">
          <text:p text:style-name="P1"><text:span text:style-name="T2">Red Hat</text:span></text:p>
        </draw:rect>
        <draw:rect draw:style-name="gr2" draw:text-style-name="P3" draw:layer="layout" svg:width="12.005cm" svg:height="1.729cm" svg:x="13.395cm" svg:y="3.559cm">
          <text:p text:style-name="P1"><text:span text:style-name="T2">Windows</text:span></text:p>
        </draw:rect>
        <draw:rect draw:style-name="gr1" draw:text-style-name="P2" draw:layer="layout" svg:width="8.979cm" svg:height="0.95cm" svg:x="3.033cm" svg:y="13.205cm">
          <text:p text:style-name="P1"><text:span text:style-name="T1">CloudFlare DNS</text:span></text:p>
        </draw:rect>
        <draw:rect draw:style-name="gr1" draw:text-style-name="P2" draw:layer="layout" svg:width="8.972cm" svg:height="0.95cm" svg:x="16.428cm" svg:y="13.205cm">
          <text:p text:style-name="P1"><text:span text:style-name="T1">CloudFlare DNS</text:span></text:p>
        </draw:rect>
        <draw:rect draw:style-name="gr1" draw:text-style-name="P2" draw:layer="layout" svg:width="2.913cm" svg:height="0.95cm" svg:x="0cm" svg:y="13.205cm">
          <text:p text:style-name="P1"><text:span text:style-name="T1">Workstation DNS</text:span></text:p>
        </draw:rect>
        <draw:rect draw:style-name="gr1" draw:text-style-name="P2" draw:layer="layout" svg:width="2.913cm" svg:height="0.95cm" svg:x="13.395cm" svg:y="13.205cm">
          <text:p text:style-name="P1"><text:span text:style-name="T1">Workstation DNS</text:span></text:p>
        </draw:rect>
        <draw:rect draw:style-name="gr1" draw:text-style-name="P2" draw:layer="layout" svg:width="2.913cm" svg:height="0.95cm" svg:x="0cm" svg:y="14.29cm">
          <text:p text:style-name="P1"><text:span text:style-name="T1">dev.example.com</text:span></text:p>
        </draw:rect>
        <draw:rect draw:style-name="gr1" draw:text-style-name="P2" draw:layer="layout" svg:width="2.913cm" svg:height="0.95cm" svg:x="3.031cm" svg:y="14.29cm">
          <text:p text:style-name="P1"><text:span text:style-name="T1">test.example.com</text:span></text:p>
        </draw:rect>
        <draw:rect draw:style-name="gr1" draw:text-style-name="P2" draw:layer="layout" svg:width="2.913cm" svg:height="0.95cm" svg:x="6.061cm" svg:y="14.29cm">
          <text:p text:style-name="P1"><text:span text:style-name="T1">qc.example.com</text:span></text:p>
        </draw:rect>
        <draw:rect draw:style-name="gr1" draw:text-style-name="P2" draw:layer="layout" svg:width="2.913cm" svg:height="0.95cm" svg:x="9.092cm" svg:y="14.29cm">
          <text:p text:style-name="P1"><text:span text:style-name="T1">example.com</text:span></text:p>
        </draw:rect>
        <draw:rect draw:style-name="gr1" draw:text-style-name="P2" draw:layer="layout" svg:width="2.913cm" svg:height="0.95cm" svg:x="13.395cm" svg:y="14.29cm">
          <text:p text:style-name="P1"><text:span text:style-name="T1">dev.example.com</text:span></text:p>
        </draw:rect>
        <draw:rect draw:style-name="gr1" draw:text-style-name="P2" draw:layer="layout" svg:width="2.913cm" svg:height="0.95cm" svg:x="16.426cm" svg:y="14.29cm">
          <text:p text:style-name="P1"><text:span text:style-name="T1">test.example.com</text:span></text:p>
        </draw:rect>
        <draw:rect draw:style-name="gr1" draw:text-style-name="P2" draw:layer="layout" svg:width="2.913cm" svg:height="0.95cm" svg:x="19.456cm" svg:y="14.29cm">
          <text:p text:style-name="P1"><text:span text:style-name="T1">qc.example.com</text:span></text:p>
        </draw:rect>
        <draw:rect draw:style-name="gr1" draw:text-style-name="P2" draw:layer="layout" svg:width="2.913cm" svg:height="0.95cm" svg:x="22.487cm" svg:y="14.29cm">
          <text:p text:style-name="P1"><text:span text:style-name="T1">example.com</text:span></text:p>
        </draw:rect>
        <draw:rect draw:style-name="gr1" draw:text-style-name="P2" draw:layer="layout" svg:width="12.005cm" svg:height="0.949cm" svg:x="0cm" svg:y="11.693cm">
          <text:p text:style-name="P1"><text:span text:style-name="T1">Apache</text:span></text:p>
        </draw:rect>
        <draw:rect draw:style-name="gr1" draw:text-style-name="P2" draw:layer="layout" svg:width="12.005cm" svg:height="0.949cm" svg:x="13.395cm" svg:y="11.693cm">
          <text:p text:style-name="P1"><text:span text:style-name="T1">IIS</text:span></text:p>
        </draw:rect>
        <draw:rect draw:style-name="gr1" draw:text-style-name="P2" draw:layer="layout" svg:width="2.913cm" svg:height="0.949cm" svg:x="0cm" svg:y="8.01cm">
          <text:p text:style-name="P1"><text:span text:style-name="T1">Cent OS</text:span></text:p>
        </draw:rect>
        <draw:rect draw:style-name="gr1" draw:text-style-name="P2" draw:layer="layout" svg:width="2.913cm" svg:height="0.949cm" svg:x="3.031cm" svg:y="8.01cm">
          <text:p text:style-name="P1"><text:span text:style-name="T1">Cent OS</text:span></text:p>
        </draw:rect>
        <draw:rect draw:style-name="gr1" draw:text-style-name="P2" draw:layer="layout" svg:width="2.913cm" svg:height="0.949cm" svg:x="6.061cm" svg:y="8.01cm">
          <text:p text:style-name="P1"><text:span text:style-name="T1">Cent OS</text:span></text:p>
        </draw:rect>
        <draw:rect draw:style-name="gr1" draw:text-style-name="P2" draw:layer="layout" svg:width="2.913cm" svg:height="0.949cm" svg:x="9.092cm" svg:y="8.01cm">
          <text:p text:style-name="P1"><text:span text:style-name="T1">Cent OS</text:span></text:p>
        </draw:rect>
        <draw:rect draw:style-name="gr1" draw:text-style-name="P2" draw:layer="layout" svg:width="2.913cm" svg:height="0.949cm" svg:x="13.395cm" svg:y="8.01cm">
          <text:p text:style-name="P1"><text:span text:style-name="T1">Windows Server</text:span></text:p>
        </draw:rect>
        <draw:rect draw:style-name="gr1" draw:text-style-name="P2" draw:layer="layout" svg:width="2.913cm" svg:height="0.949cm" svg:x="16.426cm" svg:y="8.01cm">
          <text:p text:style-name="P1"><text:span text:style-name="T1">Windows Server</text:span></text:p>
        </draw:rect>
        <draw:rect draw:style-name="gr1" draw:text-style-name="P2" draw:layer="layout" svg:width="2.913cm" svg:height="0.949cm" svg:x="19.456cm" svg:y="8.01cm">
          <text:p text:style-name="P1"><text:span text:style-name="T1">Windows Server</text:span></text:p>
        </draw:rect>
        <draw:rect draw:style-name="gr1" draw:text-style-name="P2" draw:layer="layout" svg:width="2.913cm" svg:height="0.949cm" svg:x="22.487cm" svg:y="8.01cm">
          <text:p text:style-name="P1"><text:span text:style-name="T1">Windows Server</text:span></text:p>
        </draw:rect>
        <draw:rect draw:style-name="gr1" draw:text-style-name="P2" draw:layer="layout" svg:width="12.005cm" svg:height="0.95cm" svg:x="0cm" svg:y="9.095cm">
          <text:p text:style-name="P1"><text:span text:style-name="T1">Maria DB</text:span></text:p>
        </draw:rect>
        <draw:rect draw:style-name="gr1" draw:text-style-name="P2" draw:layer="layout" svg:width="12.005cm" svg:height="0.95cm" svg:x="13.395cm" svg:y="9.095cm">
          <text:p text:style-name="P1"><text:span text:style-name="T1">Microsoft SQL Server</text:span></text:p>
        </draw:rect>
        <draw:rect draw:style-name="gr3" draw:text-style-name="P4" draw:layer="layout" svg:width="25.4cm" svg:height="0.95cm" svg:x="0cm" svg:y="2.153cm">
          <text:p text:style-name="P1"><text:span text:style-name="T3">Vagrant</text:span></text:p>
        </draw:rect>
        <draw:rect draw:style-name="gr3" draw:text-style-name="P5" draw:layer="layout" svg:width="25.4cm" svg:height="0.95cm" svg:x="0cm" svg:y="0cm">
          <text:p text:style-name="P1"><text:span text:style-name="T4">Catapult</text:span></text:p>
        </draw:rect>
        <draw:rect draw:style-name="gr1" draw:text-style-name="P2" draw:layer="layout" svg:width="2.913cm" svg:height="0.95cm" svg:x="0cm" svg:y="6.543cm">
          <text:p text:style-name="P1"><text:span text:style-name="T1">VirtualBox</text:span></text:p>
        </draw:rect>
        <draw:rect draw:style-name="gr1" draw:text-style-name="P2" draw:layer="layout" svg:width="8.972cm" svg:height="0.95cm" svg:x="3.033cm" svg:y="6.542cm">
          <text:p text:style-name="P1"><text:span text:style-name="T1">DigitalOcean</text:span></text:p>
        </draw:rect>
        <draw:rect draw:style-name="gr1" draw:text-style-name="P2" draw:layer="layout" svg:width="2.913cm" svg:height="0.95cm" svg:x="13.395cm" svg:y="6.543cm">
          <text:p text:style-name="P1"><text:span text:style-name="T1">VirtualBox</text:span></text:p>
        </draw:rect>
        <draw:rect draw:style-name="gr1" draw:text-style-name="P2" draw:layer="layout" svg:width="8.972cm" svg:height="0.95cm" svg:x="16.428cm" svg:y="6.543cm">
          <text:p text:style-name="P1"><text:span text:style-name="T1">AWS</text:span></text:p>
        </draw:rect>
        <draw:rect draw:style-name="gr3" draw:text-style-name="P4" draw:layer="layout" svg:width="25.4cm" svg:height="0.95cm" svg:x="0cm" svg:y="1.085cm">
          <text:p text:style-name="P1"><text:span text:style-name="T3">Encrypted Configur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Reeser</meta:initial-creator>
    <meta:creation-date>2016-10-20T10:53:28</meta:creation-date>
    <dc:date>2016-10-20T12:54:37</dc:date>
    <dc:creator>Seth Reeser</dc:creator>
    <meta:editing-duration>PT1H9M44S</meta:editing-duration>
    <meta:editing-cycles>9</meta:editing-cycles>
    <meta:generator>OpenOffice/4.1.2$Unix OpenOffice.org_project/412m3$Build-9782</meta:generator>
    <meta:document-statistic meta:object-count="49"/>
  </office:meta>
</office:document-meta>
</file>